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erif" svg:font-family="'Liberation Serif'" style:font-family-generic="roman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Noto Sans Devanagari" svg:font-family="'Noto Sans Devanagari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1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75cm" fo:min-width="4.5cm" fo:padding-top="0.151cm" fo:padding-bottom="0.151cm" fo:padding-left="0.276cm" fo:padding-right="0.276cm"/>
      <style:paragraph-properties style:writing-mode="lr-tb"/>
    </style:style>
    <style:style style:name="gr2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1.25cm"/>
      <style:paragraph-properties style:writing-mode="lr-tb"/>
    </style:style>
    <style:style style:name="gr4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712cm"/>
      <style:paragraph-properties style:writing-mode="lr-tb"/>
    </style:style>
    <style:style style:name="gr5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1.423cm"/>
      <style:paragraph-properties style:writing-mode="lr-tb"/>
    </style:style>
    <style:style style:name="gr6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1.5cm"/>
      <style:paragraph-properties style:writing-mode="lr-tb"/>
    </style:style>
    <style:style style:name="gr7" style:family="graphic" style:parent-style-name="standard">
      <style:graphic-properties svg:stroke-width="0.053cm" draw:marker-start="Arrow" draw:marker-start-width="0.279cm" draw:marker-end-width="0.279cm" draw:fill="none" draw:textarea-horizontal-align="justify" draw:textarea-vertical-align="middle" draw:auto-grow-height="false" fo:min-height="2.448cm" fo:min-width="2.448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712cm" fo:min-width="0.328cm"/>
      <style:paragraph-properties style:writing-mode="lr-tb"/>
    </style:style>
    <style:style style:name="gr9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2cm" fo:min-width="5.25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2.134cm"/>
      <style:paragraph-properties style:writing-mode="lr-tb"/>
    </style:style>
    <style:style style:name="gr1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75cm" fo:min-width="5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75cm"/>
      <style:paragraph-properties style:writing-mode="lr-tb"/>
    </style:style>
    <style:style style:name="gr13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1cm"/>
      <style:paragraph-properties style:writing-mode="lr-tb"/>
    </style:style>
    <style:style style:name="gr14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626cm" fo:min-width="1.126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574cm" fo:min-width="1.824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704cm" fo:min-width="0.455cm"/>
      <style:paragraph-properties style:writing-mode="lr-tb"/>
    </style:style>
    <style:style style:name="gr17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574cm" fo:min-width="2.324cm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626cm" fo:min-width="1.75cm" fo:padding-top="0.151cm" fo:padding-bottom="0.151cm" fo:padding-left="0.276cm" fo:padding-right="0.276cm"/>
      <style:paragraph-properties style:writing-mode="lr-tb"/>
    </style:style>
    <style:style style:name="gr19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20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704cm"/>
      <style:paragraph-properties style:writing-mode="lr-tb"/>
    </style:style>
    <style:style style:name="gr21" style:family="graphic" style:parent-style-name="standard">
      <style:graphic-properties draw:stroke="solid" svg:stroke-width="0.053cm" draw:marker-start="" draw:marker-start-width="0.279cm" draw:marker-end-width="0.279cm" draw:fill="none" draw:textarea-horizontal-align="justify" draw:textarea-vertical-align="middle" draw:auto-grow-height="false" fo:min-height="1.5cm" fo:min-width="3.75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5cm" fo:min-width="1.75cm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2cm" fo:min-width="4.25cm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626cm" fo:min-width="1.626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>
      <style:graphic-properties draw:stroke="solid" svg:stroke-width="0.053cm" draw:marker-start="" draw:marker-start-width="0.279cm" draw:marker-end="" draw:marker-end-width="0.279cm" draw:fill="none" draw:textarea-horizontal-align="justify" draw:textarea-vertical-align="middle" draw:auto-grow-height="false" fo:min-height="0.75cm" fo:min-width="2.126cm" fo:padding-top="0.151cm" fo:padding-bottom="0.151cm" fo:padding-left="0.276cm" fo:padding-right="0.276cm"/>
    </style:style>
    <style:style style:name="gr26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8cm" fo:min-width="1.876cm" fo:padding-top="0.151cm" fo:padding-bottom="0.151cm" fo:padding-left="0.276cm" fo:padding-right="0.276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Liberation Serif" style:font-name-asian="Liberation Serif" style:font-name-complex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Звичайний">
        <draw:custom-shape draw:style-name="gr1" draw:text-style-name="P2" draw:layer="layout" svg:width="5cm" svg:height="2cm" svg:x="7.41cm" svg:y="13.5cm">
          <text:p text:style-name="P1">Користувач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91cm" svg:y1="15.5cm" svg:x2="7.91cm" svg:y2="18.75cm">
          <text:p/>
        </draw:line>
        <draw:line draw:style-name="gr2" draw:text-style-name="P3" draw:layer="layout" svg:x1="7.91cm" svg:y1="16.75cm" svg:x2="8.66cm" svg:y2="16.75cm">
          <text:p/>
        </draw:line>
        <draw:frame draw:style-name="gr3" draw:text-style-name="P4" draw:layer="layout" svg:width="4cm" svg:height="1.5cm" svg:x="8.66cm" svg:y="16.25cm">
          <draw:text-box>
            <text:p><text:span text:style-name="T1">Username</text:span></text:p>
          </draw:text-box>
        </draw:frame>
        <draw:line draw:style-name="gr2" draw:text-style-name="P3" draw:layer="layout" svg:x1="7.91cm" svg:y1="17.75cm" svg:x2="8.66cm" svg:y2="17.75cm">
          <text:p/>
        </draw:line>
        <draw:frame draw:style-name="gr4" draw:text-style-name="P5" draw:layer="layout" svg:width="5cm" svg:height="0.962cm" svg:x="8.66cm" svg:y="17.288cm">
          <draw:text-box>
            <text:p>Хеш пароля</text:p>
          </draw:text-box>
        </draw:frame>
        <draw:line draw:style-name="gr2" draw:text-style-name="P3" draw:layer="layout" svg:x1="8.66cm" svg:y1="18.75cm" svg:x2="7.91cm" svg:y2="18.75cm">
          <text:p/>
        </draw:line>
        <draw:frame draw:style-name="gr5" draw:text-style-name="P5" draw:layer="layout" svg:width="5cm" svg:height="1.673cm" svg:x="8.66cm" svg:y="18.25cm">
          <draw:text-box>
            <text:p>Дата/час реєстрації</text:p>
          </draw:text-box>
        </draw:frame>
        <draw:line draw:style-name="gr2" draw:text-style-name="P3" draw:layer="layout" svg:x1="7.91cm" svg:y1="18.75cm" svg:x2="7.91cm" svg:y2="20.75cm">
          <text:p/>
        </draw:line>
        <draw:line draw:style-name="gr2" draw:text-style-name="P3" draw:layer="layout" svg:x1="8.66cm" svg:y1="20.75cm" svg:x2="7.91cm" svg:y2="20.75cm">
          <text:p/>
        </draw:line>
        <draw:frame draw:style-name="gr6" draw:text-style-name="P5" draw:layer="layout" svg:width="4.75cm" svg:height="1.75cm" svg:x="8.66cm" svg:y="20cm">
          <draw:text-box>
            <text:p>Дата народження</text:p>
          </draw:text-box>
        </draw:frame>
        <draw:custom-shape draw:style-name="gr7" draw:text-style-name="P2" draw:layer="layout" svg:width="3cm" svg:height="2.75cm" draw:transform="rotate (-3.14159265358979) translate (11.5cm 11.25cm)">
          <text:p text:style-name="P1"/>
          <text:p text:style-name="P1"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3" draw:layer="layout" svg:x1="10cm" svg:y1="13.5cm" svg:x2="10cm" svg:y2="11.25cm">
          <text:p/>
        </draw:line>
        <draw:frame draw:style-name="gr8" draw:text-style-name="P5" draw:layer="layout" svg:width="0.828cm" svg:height="0.962cm" svg:x="9.672cm" svg:y="9cm">
          <draw:text-box>
            <text:p>є</text:p>
          </draw:text-box>
        </draw:frame>
        <draw:custom-shape draw:style-name="gr9" draw:text-style-name="P2" draw:layer="layout" svg:width="5.75cm" svg:height="2.25cm" svg:x="7.25cm" svg:y="2.75cm">
          <text:p text:style-name="P1">підписник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75cm" svg:y1="5cm" svg:x2="7.75cm" svg:y2="6cm">
          <text:p/>
        </draw:line>
        <draw:line draw:style-name="gr2" draw:text-style-name="P2" draw:layer="layout" svg:x1="7.75cm" svg:y1="6cm" svg:x2="8.25cm" svg:y2="6cm">
          <text:p/>
        </draw:line>
        <draw:frame draw:style-name="gr10" draw:text-style-name="P5" draw:layer="layout" svg:width="5.25cm" svg:height="2.384cm" svg:x="8.25cm" svg:y="5.25cm">
          <draw:text-box>
            <text:p>Дата наступної оплати</text:p>
          </draw:text-box>
        </draw:frame>
        <draw:line draw:style-name="gr2" draw:text-style-name="P3" draw:layer="layout" svg:x1="10cm" svg:y1="7cm" svg:x2="10cm" svg:y2="8.5cm">
          <text:p/>
        </draw:line>
        <draw:custom-shape draw:style-name="gr11" draw:text-style-name="P2" draw:layer="layout" svg:width="5.5cm" svg:height="2cm" svg:x="22cm" svg:y="13.25cm">
          <text:p text:style-name="P1">груповий чат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2.5cm" svg:y1="15.25cm" svg:x2="22.5cm" svg:y2="16.75cm">
          <text:p/>
        </draw:line>
        <draw:line draw:style-name="gr2" draw:text-style-name="P3" draw:layer="layout" svg:x1="23.25cm" svg:y1="16cm" svg:x2="22.5cm" svg:y2="16cm">
          <text:p/>
        </draw:line>
        <draw:line draw:style-name="gr2" draw:text-style-name="P3" draw:layer="layout" svg:x1="23.25cm" svg:y1="16.75cm" svg:x2="22.5cm" svg:y2="16.75cm">
          <text:p/>
        </draw:line>
        <draw:frame draw:style-name="gr12" draw:text-style-name="P4" draw:layer="layout" svg:width="5.25cm" svg:height="1cm" svg:x="23.5cm" svg:y="15.5cm">
          <draw:text-box>
            <text:p><text:span text:style-name="T1">Назва</text:span></text:p>
          </draw:text-box>
        </draw:frame>
        <draw:frame draw:style-name="gr13" draw:text-style-name="P4" draw:layer="layout" svg:width="6cm" svg:height="1.25cm" svg:x="23.5cm" svg:y="16.25cm">
          <draw:text-box>
            <text:p><text:span text:style-name="T1">Username автора</text:span></text:p>
          </draw:text-box>
        </draw:frame>
        <draw:custom-shape draw:style-name="gr14" draw:text-style-name="P2" draw:layer="layout" svg:width="3.25cm" svg:height="1.75cm" svg:x="3.5cm" svg:y="11.25cm">
          <text:p text:style-name="P1">друг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2" draw:layer="layout" svg:width="4.75cm" svg:height="1.75cm" svg:x="15cm" svg:y="12.75cm">
          <text:p text:style-name="P1">створив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ath draw:style-name="gr2" draw:text-style-name="P3" draw:layer="layout" svg:width="1.265cm" svg:height="1.249cm" svg:x="6.75cm" svg:y="12.25cm" svg:viewBox="0 0 1266 1250" svg:d="M0 0c1500 0 1250 1250 1250 1250">
          <text:p/>
        </draw:path>
        <draw:path draw:style-name="gr2" draw:text-style-name="P3" draw:layer="layout" svg:width="1.511cm" svg:height="2.499cm" draw:transform="rotate (-1.5707963267949) translate (7.5cm 13cm)" svg:viewBox="0 0 1512 2500" svg:d="M0 2500c1750 0 1500-2500 1500-2500">
          <text:p/>
        </draw:path>
        <draw:frame draw:style-name="gr16" draw:text-style-name="P5" draw:layer="layout" svg:width="0.955cm" svg:height="0.954cm" svg:x="7.75cm" svg:y="11.75cm">
          <draw:text-box>
            <text:p><text:span text:style-name="T2">∞</text:span></text:p>
          </draw:text-box>
        </draw:frame>
        <draw:frame draw:style-name="gr12" draw:text-style-name="P5" draw:layer="layout" svg:width="1.25cm" svg:height="1cm" svg:x="4.25cm" svg:y="14cm">
          <draw:text-box>
            <text:p><text:span text:style-name="T2">∞</text:span></text:p>
          </draw:text-box>
        </draw:frame>
        <draw:custom-shape draw:style-name="gr17" draw:text-style-name="P2" draw:layer="layout" svg:width="5.75cm" svg:height="1.75cm" svg:x="14.5cm" svg:y="14.75cm">
          <text:p text:style-name="P1">є модератором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3" draw:layer="layout" svg:x1="12.41cm" svg:y1="14.04cm" svg:x2="15cm" svg:y2="13.643cm">
          <text:p/>
        </draw:line>
        <draw:line draw:style-name="gr2" draw:text-style-name="P3" draw:layer="layout" svg:x1="19.75cm" svg:y1="13.626cm" svg:x2="22cm" svg:y2="14cm">
          <text:p/>
        </draw:line>
        <draw:line draw:style-name="gr2" draw:text-style-name="P3" draw:layer="layout" svg:x1="14.5cm" svg:y1="15.611cm" svg:x2="12.41cm" svg:y2="15.015cm">
          <text:p/>
        </draw:line>
        <draw:line draw:style-name="gr2" draw:text-style-name="P3" draw:layer="layout" svg:x1="20.25cm" svg:y1="15.611cm" svg:x2="22cm" svg:y2="14.75cm">
          <text:p/>
        </draw:line>
        <draw:frame draw:style-name="gr12" draw:text-style-name="P5" draw:layer="layout" svg:width="1.25cm" svg:height="1cm" svg:x="13.25cm" svg:y="13.25cm">
          <draw:text-box>
            <text:p>1</text:p>
          </draw:text-box>
        </draw:frame>
        <draw:frame draw:style-name="gr12" draw:text-style-name="P5" draw:layer="layout" svg:width="1.5cm" svg:height="1cm" svg:x="20cm" svg:y="13cm">
          <draw:text-box>
            <text:p><text:span text:style-name="T2">∞</text:span></text:p>
          </draw:text-box>
        </draw:frame>
        <draw:frame draw:style-name="gr12" draw:text-style-name="P5" draw:layer="layout" svg:width="1.25cm" svg:height="1cm" svg:x="13.25cm" svg:y="14.5cm">
          <draw:text-box>
            <text:p><text:span text:style-name="T2">∞</text:span></text:p>
          </draw:text-box>
        </draw:frame>
        <draw:frame draw:style-name="gr12" draw:text-style-name="P5" draw:layer="layout" svg:width="1.25cm" svg:height="1cm" svg:x="20.25cm" svg:y="14.5cm">
          <draw:text-box>
            <text:p><text:span text:style-name="T2">∞</text:span></text:p>
          </draw:text-box>
        </draw:frame>
        <draw:custom-shape draw:style-name="gr18" draw:text-style-name="P2" draw:layer="layout" svg:width="4.5cm" svg:height="1.75cm" svg:x="15cm" svg:y="8.25cm">
          <text:p text:style-name="P1">додав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9" draw:text-style-name="P2" draw:layer="layout" svg:x1="11.25cm" svg:y1="13.5cm" svg:x2="15.25cm" svg:y2="9.25cm">
          <text:p text:style-name="P6">хто додав</text:p>
        </draw:line>
        <draw:line draw:style-name="gr19" draw:text-style-name="P2" draw:layer="layout" svg:x1="12.25cm" svg:y1="13.5cm" svg:x2="16.25cm" svg:y2="9.75cm">
          <text:p text:style-name="P6">кого додали</text:p>
        </draw:line>
        <draw:line draw:style-name="gr2" draw:text-style-name="P3" draw:layer="layout" svg:x1="18.75cm" svg:y1="9.5cm" svg:x2="23.5cm" svg:y2="13.25cm">
          <text:p/>
        </draw:line>
        <draw:frame draw:style-name="gr12" draw:text-style-name="P5" draw:layer="layout" svg:width="1cm" svg:height="1cm" svg:x="14.25cm" svg:y="9cm">
          <draw:text-box>
            <text:p><text:span text:style-name="T2">∞</text:span></text:p>
          </draw:text-box>
        </draw:frame>
        <draw:frame draw:style-name="gr20" draw:text-style-name="P5" draw:layer="layout" svg:width="1cm" svg:height="0.954cm" svg:x="15.25cm" svg:y="9.5cm">
          <draw:text-box>
            <text:p><text:span text:style-name="T2">∞</text:span></text:p>
          </draw:text-box>
        </draw:frame>
        <draw:frame draw:style-name="gr13" draw:text-style-name="P5" draw:layer="layout" svg:width="1.25cm" svg:height="1.25cm" svg:x="21cm" svg:y="10.5cm">
          <draw:text-box>
            <text:p><text:span text:style-name="T2">∞</text:span></text:p>
          </draw:text-box>
        </draw:frame>
        <draw:custom-shape draw:style-name="gr21" draw:text-style-name="P2" draw:layer="layout" svg:width="4.25cm" svg:height="1.75cm" svg:x="8cm" svg:y="22.5cm">
          <text:p text:style-name="P1">фото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4.5cm" svg:height="1.5cm" svg:x="14cm" svg:y="19.75cm">
          <text:p text:style-name="P1">завантажив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3" draw:layer="layout" svg:x1="8.5cm" svg:y1="24.5cm" svg:x2="8.5cm" svg:y2="26cm">
          <text:p/>
        </draw:line>
        <draw:custom-shape draw:style-name="gr23" draw:text-style-name="P3" draw:layer="layout" svg:width="4.75cm" svg:height="2.25cm" svg:x="7.75cm" svg:y="22.25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cm" svg:y1="25.25cm" svg:x2="8.5cm" svg:y2="25.25cm">
          <text:p/>
        </draw:line>
        <draw:frame draw:style-name="gr12" draw:text-style-name="P4" draw:layer="layout" svg:width="1.75cm" svg:height="1cm" svg:x="9cm" svg:y="24.75cm">
          <draw:text-box>
            <text:p><text:span text:style-name="T1">ID</text:span></text:p>
          </draw:text-box>
        </draw:frame>
        <draw:frame draw:style-name="gr12" draw:text-style-name="P5" draw:layer="layout" svg:width="3.75cm" svg:height="1cm" svg:x="9cm" svg:y="25.5cm">
          <draw:text-box>
            <text:p>URL</text:p>
          </draw:text-box>
        </draw:frame>
        <draw:line draw:style-name="gr2" draw:text-style-name="P3" draw:layer="layout" svg:x1="8.5cm" svg:y1="26cm" svg:x2="9cm" svg:y2="26cm">
          <text:p/>
        </draw:line>
        <draw:line draw:style-name="gr2" draw:text-style-name="P3" draw:layer="layout" svg:x1="12cm" svg:y1="15.5cm" svg:x2="15cm" svg:y2="20cm">
          <text:p/>
        </draw:line>
        <draw:line draw:style-name="gr2" draw:text-style-name="P3" draw:layer="layout" svg:x1="12.5cm" svg:y1="23.25cm" svg:x2="15cm" svg:y2="21cm">
          <text:p/>
        </draw:line>
        <draw:frame draw:style-name="gr20" draw:text-style-name="P5" draw:layer="layout" svg:width="1.25cm" svg:height="0.954cm" svg:x="13.5cm" svg:y="22.5cm">
          <draw:text-box>
            <text:p><text:span text:style-name="T2">∞</text:span></text:p>
          </draw:text-box>
        </draw:frame>
        <draw:frame draw:style-name="gr4" draw:text-style-name="P5" draw:layer="layout" svg:width="1cm" svg:height="0.962cm" svg:x="13.25cm" svg:y="16.75cm">
          <draw:text-box>
            <text:p>1</text:p>
          </draw:text-box>
        </draw:frame>
        <draw:custom-shape draw:style-name="gr24" draw:text-style-name="P2" draw:layer="layout" svg:width="4.25cm" svg:height="1.75cm" svg:x="2cm" svg:y="18.75cm">
          <text:p text:style-name="P1">має аватар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3" draw:layer="layout" svg:x1="7.5cm" svg:y1="15cm" svg:x2="4.5cm" svg:y2="18.75cm">
          <text:p/>
        </draw:line>
        <draw:line draw:style-name="gr2" draw:text-style-name="P3" draw:layer="layout" svg:x1="4.5cm" svg:y1="20.5cm" svg:x2="7.75cm" svg:y2="23.25cm">
          <text:p/>
        </draw:line>
        <draw:line draw:style-name="gr2" draw:text-style-name="P3" draw:layer="layout" svg:x1="14.75cm" svg:y1="21cm" svg:x2="12.5cm" svg:y2="23cm">
          <text:p/>
        </draw:line>
        <draw:custom-shape draw:style-name="gr25" draw:text-style-name="P3" draw:layer="layout" svg:width="5.25cm" svg:height="2cm" svg:x="13.63cm" svg:y="19.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6" draw:text-style-name="P3" draw:layer="layout" svg:x1="14.25cm" svg:y1="20cm" svg:x2="14.25cm" svg:y2="21.25cm">
          <text:p/>
        </draw:line>
        <draw:line draw:style-name="gr26" draw:text-style-name="P3" draw:layer="layout" svg:x1="16.25cm" svg:y1="14cm" svg:x2="18.5cm" svg:y2="14cm">
          <text:p/>
        </draw:line>
        <draw:line draw:style-name="gr26" draw:text-style-name="P3" draw:layer="layout" svg:x1="16.25cm" svg:y1="16.15cm" svg:x2="18.5cm" svg:y2="16.15cm">
          <text:p/>
        </draw:line>
        <draw:line draw:style-name="gr26" draw:text-style-name="P3" draw:layer="layout" svg:x1="6cm" svg:y1="19.25cm" svg:x2="6cm" svg:y2="20.5cm">
          <text:p/>
        </draw:line>
        <draw:frame draw:style-name="gr4" draw:text-style-name="P5" draw:layer="layout" svg:width="1cm" svg:height="0.962cm" svg:x="5cm" svg:y="16.25cm">
          <draw:text-box>
            <text:p>1</text:p>
          </draw:text-box>
        </draw:frame>
        <draw:frame draw:style-name="gr4" draw:text-style-name="P5" draw:layer="layout" svg:width="1.25cm" svg:height="0.962cm" svg:x="6cm" svg:y="21.25cm">
          <draw:text-box>
            <text:p>1</text:p>
          </draw:text-box>
        </draw:frame>
        <draw:custom-shape draw:style-name="gr27" draw:text-style-name="P3" draw:layer="layout" svg:width="4.75cm" svg:height="2.1cm" svg:x="1.75cm" svg:y="18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3" draw:layer="layout" svg:x1="4.25cm" svg:y1="20.5cm" svg:x2="7.75cm" svg:y2="23.5cm">
          <text:p/>
        </draw:line>
        <draw:line draw:style-name="gr2" draw:text-style-name="P3" draw:layer="layout" svg:x1="22.5cm" svg:y1="16.75cm" svg:x2="22.5cm" svg:y2="17.75cm">
          <text:p/>
        </draw:line>
        <draw:line draw:style-name="gr2" draw:text-style-name="P3" draw:layer="layout" svg:x1="23.25cm" svg:y1="17.75cm" svg:x2="22.5cm" svg:y2="17.75cm">
          <text:p/>
        </draw:line>
        <draw:frame draw:style-name="gr13" draw:text-style-name="P5" draw:layer="layout" svg:width="5.75cm" svg:height="1.25cm" svg:x="23.5cm" svg:y="17.25cm">
          <draw:text-box>
            <text:p>Опис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erif" svg:font-family="'Liberation Serif'" style:font-family-generic="roman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Noto Sans Devanagari" svg:font-family="'Noto Sans Devanagari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1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повнено" draw:style="linear" draw:start-color="#ffffff" draw:end-color="#cccccc" draw:start-intensity="100%" draw:end-intensity="100%" draw:angle="300" draw:border="0%"/>
    <draw:gradient draw:name="Заповнено_20_жовтим" draw:display-name="Заповнено жовтим" draw:style="linear" draw:start-color="#ffde59" draw:end-color="#b47804" draw:start-intensity="100%" draw:end-intensity="100%" draw:angle="300" draw:border="0%"/>
    <draw:gradient draw:name="Заповнено_20_зеленим" draw:display-name="Заповнено зеленим" draw:style="linear" draw:start-color="#77bc65" draw:end-color="#127622" draw:start-intensity="100%" draw:end-intensity="100%" draw:angle="300" draw:border="0%"/>
    <draw:gradient draw:name="Заповнено_20_синім" draw:display-name="Заповнено синім" draw:style="linear" draw:start-color="#729fcf" draw:end-color="#355269" draw:start-intensity="100%" draw:end-intensity="100%" draw:angle="300" draw:border="0%"/>
    <draw:gradient draw:name="Заповнено_20_червоним" draw:display-name="Заповнено червоним" draw:style="linear" draw:start-color="#ff6d6d" draw:end-color="#c9211e" draw:start-intensity="100%" draw:end-intensity="100%" draw:angle="300" draw:border="0%"/>
    <draw:gradient draw:name="Фігури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uk" fo:country="U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ігури"/>
      <style:text-properties fo:font-size="14pt" fo:font-weight="bold"/>
    </style:style>
    <style:style style:name="Filled" style:family="graphic" style:parent-style-name="Shapes">
      <style:graphic-properties draw:fill="gradient" draw:fill-gradient-name="Заповнено"/>
    </style:style>
    <style:style style:name="Filled_20_Blue" style:display-name="Filled Blue" style:family="graphic" style:parent-style-name="Filled">
      <style:graphic-properties draw:fill-gradient-name="Заповнено_20_синім"/>
      <style:text-properties fo:color="#ffffff"/>
    </style:style>
    <style:style style:name="Filled_20_Green" style:display-name="Filled Green" style:family="graphic" style:parent-style-name="Filled">
      <style:graphic-properties draw:fill-gradient-name="Заповнено_20_зелени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повнено_20_червоним"/>
      <style:text-properties fo:color="#ffffff"/>
    </style:style>
    <style:style style:name="Filled_20_Yellow" style:display-name="Filled Yellow" style:family="graphic" style:parent-style-name="Filled">
      <style:graphic-properties draw:fill-gradient-name="Заповнено_20_жовти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0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07T23:53:11.830711466</meta:creation-date>
    <dc:date>2020-09-14T21:10:40.381000000</dc:date>
    <meta:editing-duration>PT1H32M41S</meta:editing-duration>
    <meta:editing-cycles>9</meta:editing-cycles>
    <meta:generator>LibreOffice/6.3.6.2$Windows_X86_64 LibreOffice_project/2196df99b074d8a661f4036fca8fa0cbfa33a497</meta:generator>
    <meta:document-statistic meta:object-count="75"/>
  </office:meta>
</office:document-meta>
</file>